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738b" officeooo:paragraph-rsid="000c738b"/>
    </style:style>
    <style:style style:name="P2" style:family="paragraph" style:parent-style-name="Title">
      <style:text-properties officeooo:rsid="000c738b" officeooo:paragraph-rsid="000c738b"/>
    </style:style>
    <style:style style:name="P3" style:family="paragraph" style:parent-style-name="Text_20_body">
      <style:text-properties fo:font-size="13pt" officeooo:rsid="000c738b" officeooo:paragraph-rsid="0012d692" style:font-size-asian="13pt" style:font-size-complex="13pt"/>
    </style:style>
    <style:style style:name="P4" style:family="paragraph" style:parent-style-name="Text_20_body">
      <style:text-properties fo:font-size="13pt" officeooo:rsid="000ee375" officeooo:paragraph-rsid="000ee375" style:font-size-asian="13pt" style:font-size-complex="13pt"/>
    </style:style>
    <style:style style:name="T1" style:family="text">
      <style:text-properties officeooo:rsid="000ee375"/>
    </style:style>
    <style:style style:name="T2" style:family="text">
      <style:text-properties officeooo:rsid="0012876f"/>
    </style:style>
    <style:style style:name="T3" style:family="text">
      <style:text-properties officeooo:rsid="0012d6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ausdokumentti</text:p>
      <text:p text:style-name="P1"/>
      <text:p text:style-name="P3">Yksikkotestaus on tehty melko kattavasti kaikkien niiden metodien osalta, joissa tehdään jotain tärkeää (muutakin kuin Get tai Set). <text:s/><text:span text:style-name="T1">Testaukset toteutettiin luomalla oma luokka, Testeri, joka alustetaan joka kerta ennen kuin itse ohjelmaa löhdetään pyörittämään, </text:span><text:span text:style-name="T3">ja sen jälkeen palauttaa boolean- arvon, menivätkö testit läpi ohjelmalle. Jos testit eivät mene läpi, Testeri antaa viestin ensimmäisestä testistä, joka ei mennyt läpi ja palauttaa arvon “false” ohjelmalle, joka sitten osaa lopettaa oman toimintansa</text:span><text:span text:style-name="T1">. </text:span></text:p>
      <text:p text:style-name="P3"><text:span text:style-name="T3">Tester-</text:span><text:span text:style-name="T1">luokka käy läpi metodeja ja testailee, toimovatko ne erilaisilla syötteillä. Puuhun lisätään useampi solmu </text:span><text:span text:style-name="T2">j</text:span><text:span text:style-name="T1">a katsotaan, onko sinne tullut oikeanlaista tavarra oikeisiin paikkoihin. </text:span><text:span text:style-name="T2">Esimerkiksi </text:span><text:span text:style-name="T3">puun rakennetta testataan katsomalla, </text:span><text:span text:style-name="T2">ollaanko lapset osattu laittaa oikein, ja että jokaisella solmulla on oikea määrä kulkuja.</text:span><text:span text:style-name="T1"> Solmu osataan laittaa stringiksi, ja stringist</text:span><text:span text:style-name="T3">ä</text:span><text:span text:style-name="T1"> osataan tehdä solmu erilaisilla syötteillä, esim. kun jokin teto puuttuu. </text:span><text:span text:style-name="T3">Tallennus ja lukeminen testattiin tallentamalla Opetus- luokan luoma puu tiedostoon, jonka jälkeen Nimeäjä- luokka luki tiedoston ja muodosti itselleen puun. Jos puussa oli samoja solmuja samoilla paikoilla, testi meni läpi. </text:span>Algoritmin toimivutta <text:span text:style-name="T3">testattiin</text:span> yksikkötestauksella testaamalla, onko <text:span text:style-name="T1">luotu </text:span>nimi mahdollinen, eli löytyvätkö kaikki merkkijonon pätkät puusta. <text:span text:style-name="T2">Nimessä ei siis saa olla esimerkiksi kolmea samaa kirjainta peräkkäin.</text:span> <text:span text:style-name="T2">Tässä testauksessa luodaan nimi, joka</text:span><text:span text:style-name="T1"> pätkitään paloiksi ja kuljetaan puussa niiden </text:span><text:span text:style-name="T2">palojen mukaisia </text:span><text:span text:style-name="T1">mukaisia poilkuja. </text:span><text:span text:style-name="T3">Jos puusta löytty kaikki oikeanlaiset reitit, testi mene läpi.</text:span></text:p>
      <text:p text:style-name="P4">Testejä voisi parannella tietysti tekemällä niitä lisää <text:span text:style-name="T2">ja monimutkaisimmissa tilanteissa</text:span>, ja tekemällä kunnollisen testien kattavuusraportin. Mielestäni olen kuitenkin <text:span text:style-name="T2">testaillut tärkeimmät viat ja miten ne voisivat ilmestyä koodiin. Olisi ollut myös hyödyllistä tehdä testailua ennen kuin lähti kasaamaan koodia enemmän, jotta nämä monimutkaisemmat tapaukset olisi ollut helpompi ottaa huomioon itse koodia kirjoittaessa. Testit toistetaan joka kerta automaattisesti. Jos testit haluaisi toistaa, täytyisi muuttaa Tester- luokkaa ja sen kriteerejä sille, että testit menevät läpi.</text:span></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7T12:28:26.614868506</meta:creation-date>
    <dc:date>2023-01-13T19:20:38.605611473</dc:date>
    <meta:editing-duration>PT46M15S</meta:editing-duration>
    <meta:editing-cycles>2</meta:editing-cycles>
    <meta:generator>LibreOffice/7.3.7.2$Linux_X86_64 LibreOffice_project/30$Build-2</meta:generator>
    <meta:document-statistic meta:table-count="0" meta:image-count="0" meta:object-count="0" meta:page-count="1" meta:paragraph-count="4" meta:word-count="278" meta:character-count="2189" meta:non-whitespace-character-count="1913"/>
  </office:meta>
</office:document-meta>
</file>